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3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3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4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9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5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1-22" calcext:value-type="date">
            <text:p>22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2-18" calcext:value-type="date">
            <text:p>18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4-01" calcext:value-type="date">
            <text:p>01/04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02" calcext:value-type="date">
            <text:p>02/05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6-27" calcext:value-type="date">
            <text:p>27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50"/>
          <table:table-cell table:style-name="ce67" table:formula="of:=[.C13]-[.F13]" office:value-type="float" office:value="570" calcext:value-type="float">
            <text:p>57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68" table:formula="of:=SUM([.H2:.H13])" office:value-type="float" office:value="570" calcext:value-type="float">
            <text:p>57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2"/>
          <table:table-cell table:number-columns-repeated="63"/>
        </table:table-row>
        <table:table-row table:style-name="ro4">
          <table:table-cell table:style-name="ce5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2P0" style:volatile="true">
      <number:text>R$""""""""""""""""""""""""""""""""""""""""""""""""""</number:text>
    </number:number-style>
    <number:number-style style:name="N152">
      <style:text-properties fo:color="#ff0000"/>
      <number:text>(R$""""""""""""""""""""""""""""""""""""""""""""""""""</number:text>
      <style:map style:condition="value()&gt;=0" style:apply-style-name="N152P0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date-style style:name="N155">
      <number:month number:style="long"/>
      <number:text>/</number:text>
      <number:year number:style="long"/>
    </number:date-style>
    <number:number-style style:name="N157P0" style:volatile="true">
      <number:text>R$"</number:text>
      <number:number number:decimal-places="0" number:min-decimal-places="0" number:min-integer-digits="0"/>
      <number:text>"</number:text>
    </number:number-style>
    <number:currency-style style:name="N15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7P0"/>
    </number:currency-style>
    <number:number-style style:name="N15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9:05:13.758000000">00:00:00</text:time></text:span><text:span text:style-name="MT2"><text:s/></text:span></text:p>
        </style:region-center>
        <style:region-right>
          <text:p><text:span text:style-name="MT4">Divina Aparecida Vieira da Silva Ibiúna - ME</text:span></text:p>
          <text:p><text:span text:style-name="MT2">Sra. Divina - 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Divina Aparecida Vieira da Silva Ibiúna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9:05:13.77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8-07T09:06:29.179000000</dc:date>
    <meta:print-date>2023-11-06T10:06:24.108000000</meta:print-date>
    <dc:language>pt-PT</dc:language>
    <meta:editing-cycles>634</meta:editing-cycles>
    <meta:editing-duration>P2DT18H50M36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